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solid" draw:fill-color="#e6e6e6" draw:fill-image-width="0cm" draw:fill-image-height="0cm"/>
    </style:style>
    <style:style style:name="gr1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draw:shadow-offset-x="0.203cm" draw:shadow-offset-y="0.203cm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 draw:shadow-offset-x="0.203cm" draw:shadow-offset-y="0.2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1.143cm" svg:x="1cm" svg:y="1cm">
          <text:p text:style-name="P1">menuba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7cm" svg:height="1.143cm" svg:x="1cm" svg:y="2.143cm">
          <text:p text:style-name="P1">toolba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7cm" svg:height="1.093cm" svg:x="1cm" svg:y="18.907cm">
          <text:p text:style-name="P1">statusba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383cm" svg:height="10.287cm" svg:x="6.588cm" svg:y="4.429cm">
          <text:p text:style-name="P1">edito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.383cm" svg:height="1.016cm" svg:x="6.588cm" svg:y="3.413cm">
          <text:p text:style-name="P1">editortab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334cm" svg:height="1.016cm" svg:x="1cm" svg:y="3.413cm">
          <text:p text:style-name="P2">navigatortab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2.112cm" svg:height="1.016cm" svg:x="6.588cm" svg:y="14.97cm">
          <text:p text:style-name="P1">resulttab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2.112cm" svg:height="2.686cm" svg:x="6.588cm" svg:y="15.967cm">
          <text:p text:style-name="P1">result-?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348cm" svg:height="1.016cm" svg:x="23.352cm" svg:y="3.413cm">
          <text:p text:style-name="P1">infotab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48cm" svg:height="10.287cm" svg:x="23.352cm" svg:y="4.429cm">
          <text:p text:style-name="P1">info-?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34cm" svg:height="14.351cm" svg:x="1cm" svg:y="4.302cm">
          <text:p text:style-name="P1">navigator-?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Dekkers</meta:initial-creator>
    <meta:creation-date>2013-01-03T21:24:12</meta:creation-date>
    <dc:date>2013-01-03T21:59:35</dc:date>
    <dc:creator>Peter Dekkers</dc:creator>
    <meta:editing-duration>PT20M11S</meta:editing-duration>
    <meta:editing-cycles>4</meta:editing-cycles>
    <meta:generator>LibreOffice/3.5$Linux_x86 LibreOffice_project/350m1$Build-2</meta:generator>
    <meta:document-statistic meta:object-count="11"/>
  </office:meta>
</office:document-meta>
</file>